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11eb2" officeooo:paragraph-rsid="00111eb2"/>
    </style:style>
    <style:style style:name="P2" style:family="paragraph" style:parent-style-name="Heading_20_1">
      <style:text-properties officeooo:rsid="001211dd" officeooo:paragraph-rsid="001211dd"/>
    </style:style>
    <style:style style:name="P3" style:family="paragraph" style:parent-style-name="Heading_20_1">
      <style:text-properties officeooo:rsid="001a2ea8" officeooo:paragraph-rsid="001a2ea8"/>
    </style:style>
    <style:style style:name="P4" style:family="paragraph" style:parent-style-name="Text_20_body">
      <style:text-properties officeooo:rsid="0013960f" officeooo:paragraph-rsid="0013960f"/>
    </style:style>
    <style:style style:name="P5" style:family="paragraph" style:parent-style-name="Text_20_body">
      <style:text-properties officeooo:paragraph-rsid="0015025d"/>
    </style:style>
    <style:style style:name="P6" style:family="paragraph" style:parent-style-name="Text_20_body">
      <style:text-properties officeooo:rsid="001a2ea8" officeooo:paragraph-rsid="001a2ea8"/>
    </style:style>
    <style:style style:name="T1" style:family="text">
      <style:text-properties officeooo:rsid="001211dd"/>
    </style:style>
    <style:style style:name="T2" style:family="text">
      <style:text-properties officeooo:rsid="00138511"/>
    </style:style>
    <style:style style:name="T3" style:family="text">
      <style:text-properties officeooo:rsid="0013960f"/>
    </style:style>
    <style:style style:name="T4" style:family="text">
      <style:text-properties officeooo:rsid="0015025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211dd" style:font-weight-asian="bold" style:font-weight-complex="bold"/>
    </style:style>
    <style:style style:name="T7" style:family="text">
      <style:text-properties officeooo:rsid="001510d8"/>
    </style:style>
    <style:style style:name="T8" style:family="text">
      <style:text-properties officeooo:rsid="0016c894"/>
    </style:style>
    <style:style style:name="T9" style:family="text">
      <style:text-properties officeooo:rsid="00183ceb"/>
    </style:style>
    <style:style style:name="T10" style:family="text">
      <style:text-properties officeooo:rsid="00190030"/>
    </style:style>
    <style:style style:name="T11" style:family="text">
      <style:text-properties officeooo:rsid="001b2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ire du dark web</text:p>
      <text:h text:style-name="P2" text:outline-level="1">A l’origine</text:h>
      <text:p text:style-name="P4">Le dark web est crée par le gouvernement américain dans les années 70 pour permettre à leurs espions de communiquer tout en restant anonyme. </text:p>
      <text:p text:style-name="P5"><text:span text:style-name="T4">D</text:span><text:span text:style-name="T1">ans les années </text:span><text:span text:style-name="T2">19</text:span><text:span text:style-name="T1">90, </text:span><text:span text:style-name="T2">L</text:span><text:span text:style-name="T7">a technologie</text:span><text:span text:style-name="T2"> TOR </text:span><text:span text:style-name="T8">( « le routage en oignon »)</text:span><text:span text:style-name="T2"> est crée</text:span><text:span text:style-name="T1"> aux USA, </text:span><text:span text:style-name="T4">conceptualiser par </text:span><text:bookmark text:name="firstHeading"/><text:span text:style-name="T4">le philosophe </text:span><text:span text:style-name="T5">Paul Syverson </text:span><text:span text:style-name="T4">au sein du </text:span><text:span text:style-name="T6">Naval Research Laboratory</text:span><text:span text:style-name="T1">, laboratoire de recherche de la marine des États-Unis, </text:span><text:span text:style-name="T10">o</text:span><text:span text:style-name="T9">uvrant ainsi le réseau dark web aux utilisateurs grand publique.</text:span></text:p>
      <text:h text:style-name="P3" text:outline-level="1">Evolution</text:h>
      <text:p text:style-name="P6">En 2008, l’accès et l’utilisation du réseau Tor est facilité via la création du navigateur Tor Browser <text:span text:style-name="T11">sans bidouillag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2T14:07:00.478000000</meta:creation-date>
    <dc:date>2022-01-12T14:52:25.888000000</dc:date>
    <meta:editing-duration>PT40M41S</meta:editing-duration>
    <meta:editing-cycles>1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6" meta:word-count="98" meta:character-count="592" meta:non-whitespace-character-count="499"/>
  </office:meta>
</office:document-meta>
</file>